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64cm" fo:min-width="2.8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Extrémités_20_de_20_flèche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text-align="center"/>
      <style:text-properties fo:font-size="10pt" style:font-weight-complex="600"/>
    </style:style>
    <style:style style:name="P7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size="10pt" fo:font-weight="bold" style:font-weight-asian="bold" style:font-weight-complex="600"/>
    </style:style>
    <style:style style:name="T4" style:family="text">
      <style:text-properties fo:color="#158466" loext:opacity="100%" fo:font-size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6.7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01cm" svg:y1="3.903cm" svg:x2="9.575cm" svg:y2="3.2cm" draw:start-shape="id1" draw:start-glue-point="4" draw:end-shape="id2" draw:end-glue-point="8" svg:d="M6201 3903c0-526 3374-175 3374-703" svg:viewBox="0 0 3375 704">
          <text:p/>
        </draw:connector>
        <draw:custom-shape draw:style-name="gr3" draw:text-style-name="P5" xml:id="id3" draw:id="id3" draw:layer="layout" svg:width="4.699cm" svg:height="2cm" svg:x="6.301cm" svg:y="6.702cm">
          <text:p text:style-name="P4"><text:span text:style-name="T2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651cm" svg:y1="6.702cm" svg:x2="6.201cm" svg:y2="5.903cm" draw:start-shape="id3" draw:start-glue-point="4" draw:end-shape="id1" draw:end-glue-point="8" svg:d="M8651 6702c0-598-2450-199-2450-799" svg:viewBox="0 0 2451 800">
          <text:p/>
        </draw:connector>
        <draw:custom-shape draw:style-name="gr5" draw:text-style-name="P7" draw:layer="layout" svg:width="1cm" svg:height="1cm" svg:x="11.1cm" svg:y="4.25cm">
          <text:p text:style-name="P6"><text:span text:style-name="T3">x</text:span></text:p>
          <text:p text:style-name="P6"><text:span text:style-name="T4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5.199cm" svg:height="2cm" svg:x="3.601cm" svg:y="3.903cm">
          <text:p text:style-name="P1"><text:span text:style-name="T1">nouveau_</text:span></text:p>
          <text:p text:style-name="P1"><text:span text:style-name="T1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5.199cm" svg:height="2cm" svg:x="10.301cm" svg:y="3.903cm">
          <text:p text:style-name="P1"><text:span text:style-name="T1">nouveau_</text:span><text:span text:style-name="T1"><text:line-break/></text:span><text:span text:style-name="T1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01cm" svg:y1="3.903cm" svg:x2="9.575cm" svg:y2="3.2cm" draw:start-shape="id4" draw:start-glue-point="4" draw:end-shape="id2" draw:end-glue-point="8" svg:d="M12901 3903c0-526-3326-175-3326-703" svg:viewBox="0 0 3327 704">
          <text:p/>
        </draw:connector>
        <draw:custom-shape draw:style-name="gr5" draw:text-style-name="P7" draw:layer="layout" svg:width="1cm" svg:height="1cm" svg:x="7.4cm" svg:y="4.35cm">
          <text:p text:style-name="P6"><text:span text:style-name="T3">n</text:span></text:p>
          <text:p text:style-name="P6"><text:span text:style-name="T4">4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14.1cm" svg:y="4.35cm">
          <text:p text:style-name="P6"><text:span text:style-name="T3">n</text:span></text:p>
          <text:p text:style-name="P6"><text:span text:style-name="T4">2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699cm" svg:height="2cm" svg:x="1.301cm" svg:y="6.703cm">
          <text:p text:style-name="P4"><text:span text:style-name="T2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3.651cm" svg:y1="6.703cm" svg:x2="6.201cm" svg:y2="5.903cm" draw:start-shape="id5" draw:start-glue-point="4" draw:end-shape="id1" draw:end-glue-point="8" svg:d="M3651 6703c0-598 2550-199 2550-800" svg:viewBox="0 0 2551 801">
          <text:p/>
        </draw:connector>
        <draw:custom-shape draw:style-name="gr3" draw:text-style-name="P5" xml:id="id6" draw:id="id6" draw:layer="layout" svg:width="4.699cm" svg:height="2cm" svg:x="11.701cm" svg:y="6.703cm">
          <text:p text:style-name="P4"><text:span text:style-name="T2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4.051cm" svg:y1="6.703cm" svg:x2="12.901cm" svg:y2="5.903cm" draw:start-shape="id6" draw:start-glue-point="4" draw:end-shape="id4" draw:end-glue-point="8" svg:d="M14051 6703c0-598-1150-199-1150-800" svg:viewBox="0 0 1151 8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8-02T13:00:33.126077082</dc:date>
    <meta:editing-duration>PT2H27M20S</meta:editing-duration>
    <meta:editing-cycles>27</meta:editing-cycles>
    <meta:generator>LibreOffice/7.6.7.2$Linux_X86_64 LibreOffice_project/60$Build-2</meta:generator>
    <meta:document-statistic meta:object-count="14"/>
  </office:meta>
</office:document-meta>
</file>